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110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 the ai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table:style-name="ce1" office:value-type="string" calcext:value-type="string">
            <text:p>Motor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d motor CCW CW</text:p>
          </table:table-cell>
          <table:table-cell office:value-type="float" office:value="4" calcext:value-type="float">
            <text:p>4</text:p>
          </table:table-cell>
          <table:table-cell table:formula="of:=46.89 / 6 * 4" office:value-type="float" office:value="31.26" calcext:value-type="float">
            <text:p>31.26</text:p>
          </table:table-cell>
          <table:table-cell office:value-type="string" calcext:value-type="string">
            <text:p>http://www.ebay.com/itm/6pcs-Hobbypower-2212-920KV-Brushless-Motor-CW-CCW-for-DJI-S550-X550-Hexacopter-/282099414395?hash=item41ae6f757b:g:cUwAAOSwa~BYR~k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C</text:p>
          </table:table-cell>
          <table:table-cell office:value-type="float" office:value="4" calcext:value-type="float">
            <text:p>4</text:p>
          </table:table-cell>
          <table:table-cell table:formula="of:=7.99*4" office:value-type="float" office:value="31.96" calcext:value-type="float">
            <text:p>31.96</text:p>
          </table:table-cell>
          <table:table-cell office:value-type="string" calcext:value-type="string">
            <text:p>http://www.ebay.com/itm/HP-SimonK-30A-ESC-Brushless-Speed-Controller-for-Multicopter-F450-F550-S500-S550-/251748834057?hash=item3a9d665b09:g:JZ0AAOSwAL9UhV8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pelers</text:p>
          </table:table-cell>
          <table:table-cell office:value-type="float" office:value="4" calcext:value-type="float">
            <text:p>4</text:p>
          </table:table-cell>
          <table:table-cell table:formula="of:= 15.3/16*4" office:value-type="float" office:value="3.825" calcext:value-type="float">
            <text:p>3.825</text:p>
          </table:table-cell>
          <table:table-cell office:value-type="string" calcext:value-type="string">
            <text:p>http://www.ebay.com/itm/16pcs-8-pair-GemFan-1045-CW-CCW-Propeller-Props-for-DJI-Flamewheel-F450-F550-/122250185003?hash=item1c76adc92b:g:QNsAAOSw5cNYP~V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Boar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e</text:p>
          </table:table-cell>
          <table:table-cell office:value-type="float" office:value="1" calcext:value-type="float">
            <text:p>1</text:p>
          </table:table-cell>
          <table:table-cell office:value-type="float" office:value="16.98" calcext:value-type="float">
            <text:p>16.98</text:p>
          </table:table-cell>
          <table:table-cell office:value-type="string" calcext:value-type="string">
            <text:p>http://www.ebay.com/itm/DUE-R3-Board-SAM3X8E-32-bit-ARM-Cortex-M3-Control-Board-Module-For-Arduino-/201497923463?hash=item2eea364f87:g:8M4AAOSwrklVeAn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gulator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http://www.ebay.com/itm/Better-Waterproof-DC-DC-Converter-12V-Step-Down-to-5V-Power-Supply-Module-3A-15W-/380794929775?hash=item58a925826f:g:bIwAAOxy63FSqzp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el shifter</text:p>
          </table:table-cell>
          <table:table-cell office:value-type="float" office:value="1" calcext:value-type="float">
            <text:p>1</text:p>
          </table:table-cell>
          <table:table-cell table:formula="of:=2.64/5" office:value-type="float" office:value="0.528" calcext:value-type="float">
            <text:p>0.528</text:p>
          </table:table-cell>
          <table:table-cell office:value-type="string" calcext:value-type="string">
            <text:p>http://www.ebay.com/itm/5-10X-2-channel-Bi-Directional-Logic-Level-Shifter-Converter-3-3V-5V-For-Arduino-/172443488688?var=&amp;hash=item28266ed1b0:m:moS4kmCIZsAbbmbJe01R1p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S</text:p>
          </table:table-cell>
          <table:table-cell office:value-type="float" office:value="1" calcext:value-type="float">
            <text:p>1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http://www.ebay.com/itm/GPS-U-blox-NEO-6M-Module-Aircraft-Flight-Controller-For-Arduino-MWC-IMU-APM2-/161103685445?hash=item2582872745:g:OuMAAOSwRQlXdie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iny for batt</text:p>
          </table:table-cell>
          <table:table-cell office:value-type="float" office:value="3" calcext:value-type="float">
            <text:p>3</text:p>
          </table:table-cell>
          <table:table-cell table:formula="of:=8.76/5 * 3" office:value-type="float" office:value="5.256" calcext:value-type="float">
            <text:p>5.256</text:p>
          </table:table-cell>
          <table:table-cell office:value-type="string" calcext:value-type="string">
            <text:p>http://www.ebay.com/itm/Digispark-Kickstarter-ATTINY85-Arduino-General-Micro-USB-Development-Board-/351877226756?var=&amp;hash=item51ed846104:m:my8ETikA-fqEa93bidyNkm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el gague for bat</text:p>
          </table:table-cell>
          <table:table-cell office:value-type="float" office:value="3" calcext:value-type="float">
            <text:p>3</text:p>
          </table:table-cell>
          <table:table-cell table:formula="of:=3.08*3" office:value-type="float" office:value="9.24" calcext:value-type="float">
            <text:p>9.24</text:p>
          </table:table-cell>
          <table:table-cell office:value-type="string" calcext:value-type="string">
            <text:p>http://www.ebay.com/itm/LiPo-Fuel-Gauge-Lithium-battery-detection-module-A-D-conversion-IIC-MAX17043-/311573798567?hash=item488b3edea7:g:ubAAAOxyfCBSAJs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po 3s battery</text:p>
          </table:table-cell>
          <table:table-cell office:value-type="float" office:value="1" calcext:value-type="float">
            <text:p>1</text:p>
          </table:table-cell>
          <table:table-cell office:value-type="float" office:value="42.51" calcext:value-type="float">
            <text:p>42.51</text:p>
          </table:table-cell>
          <table:table-cell office:value-type="string" calcext:value-type="string">
            <text:p>http://www.ebay.com/itm/ZOP-Power-7-4V-22-2V-500-5000mAh-65C-60C-Lipo-Battery-Btterie-Akku-XT60-T-Plug-/302141897243?var=&amp;hash=item46590f7a1b:m:mJV8k7wY3QnniPOfcnivyi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Frame and lan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me</text:p>
          </table:table-cell>
          <table:table-cell office:value-type="float" office:value="1" calcext:value-type="float">
            <text:p>1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http://www.ebay.com/itm/F450-4-Axis-Multi-Rotor-MultiCopter-Quadcopter-Aircraft-Frame-Kit-PCB-Version-/172437374681?hash=item28261186d9:g:BtIAAOSw5cNYSR1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nd gear</text:p>
          </table:table-cell>
          <table:table-cell office:value-type="float" office:value="1" calcext:value-type="float">
            <text:p>1</text:p>
          </table:table-cell>
          <table:table-cell table:formula="of:=36*2.47" office:value-type="float" office:value="88.92" calcext:value-type="float">
            <text:p>88.92</text:p>
          </table:table-cell>
          <table:table-cell office:value-type="string" calcext:value-type="string">
            <text:p>http://www.ebay.com/itm/4pcs-Tall-Landing-Skid-Gear-Quadcopter-legs-For-DJI-F450-F550-SK480-FPV-HOT-/111670723442?var=&amp;hash=item1a00180372:m:mmwb1yVVW-W-424F_GM3eM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Other diagnostic stu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96 oled</text:p>
          </table:table-cell>
          <table:table-cell office:value-type="float" office:value="1" calcext:value-type="float">
            <text:p>1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http://www.ebay.com/itm/0-96-I2C-IIC-SPI-Serial-128X64-White-OLED-LCD-LED-Display-Module-for-Arduino-EF-/272545286833?hash=item3f74f70ab1:g:eygAAOSwHsRYEd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ystick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http://www.ebay.com/itm/1pc-JoyStick-Breakout-Module-Shield-For-PS2-Joystick-Game-Controller-Arduino-LE-/182417877808?hash=item2a78f3eb30:g:XdEAAOSwRJ9XhR--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s</text:p>
          </table:table-cell>
          <table:table-cell office:value-type="float" office:value="5" calcext:value-type="float">
            <text:p>5</text:p>
          </table:table-cell>
          <table:table-cell table:formula="of:=5.04/20*5" office:value-type="float" office:value="1.26" calcext:value-type="float">
            <text:p>1.26</text:p>
          </table:table-cell>
          <table:table-cell office:value-type="string" calcext:value-type="string">
            <text:p>http://www.ebay.com/itm/20pcs-Momentary-Tact-Tactile-Push-Button-Switch-12-x-12mm-x-8mm-4-Pin-DIP-w-Cap-/321057620566?hash=item4ac0868256:m:m4L-hoPHx-sW8rm1j6D-z_Q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table:formula="of:=1.35/10" office:value-type="float" office:value="0.135" calcext:value-type="float">
            <text:p>0.135</text:p>
          </table:table-cell>
          <table:table-cell office:value-type="string" calcext:value-type="string">
            <text:p>http://www.ebay.com/itm/10pcs-Active-Buzzer-Magnetic-Long-Continous-Beep-Tone-Alarm-Ringer-12mm-5V-New-/181846951023?hash=item2a56ec446f:m:mWrnMdoN1dyAi9oPfZpPp3Q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o pixels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http://www.ebay.com/itm/WS2812-WS-2811-5050-RGB-LED-Lamp-Panel-Module-5V-8-Bit-Rainbow-LED-Precise-/122205722035?hash=item1c740755b3:g:jTcAAOSwo4pYcIXu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m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roller and reciver</text:p>
          </table:table-cell>
          <table:table-cell office:value-type="float" office:value="1" calcext:value-type="float">
            <text:p>1</text:p>
          </table:table-cell>
          <table:table-cell office:value-type="float" office:value="102.98" calcext:value-type="float">
            <text:p>102.98</text:p>
          </table:table-cell>
          <table:table-cell office:value-type="string" calcext:value-type="string">
            <text:p>http://www.ebay.com/itm/Radiolink-AT9-Flight-Controller-2-4GHz-9CH-Transmitter-TX-Radio-R9D-Receiver-/182389603588?hash=item2a77447d04:g:eSAAAOSwa~BYUlyf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formula="of:=SUM([.D2:.D37])" office:value-type="float" office:value="362.744" calcext:value-type="float">
            <text:p>362.744</text:p>
          </table:table-cell>
          <table:table-cell/>
          <table:table-cell table:formula="of:=[.D38]*7" office:value-type="float" office:value="2539.208" calcext:value-type="float">
            <text:p>2539.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pro</text:p>
          </table:table-cell>
          <table:table-cell office:value-type="float" office:value="350" calcext:value-type="float">
            <text:p>350</text:p>
          </table:table-cell>
          <table:table-cell table:formula="of:=[.D38] + [.D39]" office:value-type="float" office:value="712.744" calcext:value-type="float">
            <text:p>712.744</text:p>
          </table:table-cell>
          <table:table-cell table:formula="of:=[.E39]*7" office:value-type="float" office:value="4989.208" calcext:value-type="float">
            <text:p>4989.2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21:54:35.831607702</meta:creation-date>
    <dc:date>2017-02-19T00:07:48.258153828</dc:date>
    <meta:editing-duration>PT1H1M12S</meta:editing-duration>
    <meta:editing-cycles>1</meta:editing-cycles>
    <meta:document-statistic meta:table-count="1" meta:cell-count="109" meta:object-count="0"/>
    <meta:generator>LibreOffice/5.1.4.2$Linux_X86_64 LibreOffice_project/10m0$Build-2</meta:generator>
  </office:meta>
</office:document-meta>
</file>